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7.666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1.93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35cm solid #00000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table table:name="список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visibility="collapse" table:number-columns-repeated="2" table:default-cell-style-name="Default"/>
        <table:table-column table:style-name="co4" table:number-columns-repeated="251" table:default-cell-style-name="Default"/>
        <table:table-row table:style-name="ro1">
          <table:table-cell table:style-name="ce1" office:value-type="string">
            <text:p>№ кв.</text:p>
          </table:table-cell>
          <table:table-cell table:style-name="ce2" office:value-type="string">
            <text:p>ФИО</text:p>
          </table:table-cell>
          <table:table-cell table:style-name="ce1" office:value-type="string">
            <text:p>сумма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string">
            <text:p>Корчагина Галина Васильевна</text:p>
          </table:table-cell>
          <table:table-cell table:style-name="ce1" office:value-type="float" office:value="951.8">
            <text:p>951,8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string">
            <text:p>Глоева Оксана Игоревна</text:p>
          </table:table-cell>
          <table:table-cell table:style-name="ce1" office:value-type="float" office:value="1359.17">
            <text:p>1359,1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string">
            <text:p>Купряшова Валентина Петровна</text:p>
          </table:table-cell>
          <table:table-cell table:style-name="ce1" office:value-type="float" office:value="1058.55">
            <text:p>1058,5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string">
            <text:p>Илюшкина Любовь Федоровна</text:p>
          </table:table-cell>
          <table:table-cell table:style-name="ce1" office:value-type="float" office:value="1119.87">
            <text:p>1119,8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string">
            <text:p>Малафеев Николай Иванович</text:p>
          </table:table-cell>
          <table:table-cell table:style-name="ce1" office:value-type="float" office:value="911.17">
            <text:p>911,1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string">
            <text:p>Подобедова Галина Михайловна</text:p>
          </table:table-cell>
          <table:table-cell table:style-name="ce1" office:value-type="float" office:value="1485.65">
            <text:p>1485,6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string">
            <text:p>Логинова Маида Леонтьевна</text:p>
          </table:table-cell>
          <table:table-cell table:style-name="ce1" office:value-type="float" office:value="2112.58">
            <text:p>2112,58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string">
            <text:p>Чурюкина Антонина Васильевна</text:p>
          </table:table-cell>
          <table:table-cell table:style-name="ce1" office:value-type="float" office:value="734.1">
            <text:p>734,1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1" office:value-type="string">
            <text:p>Муравьев Владимир Иванович</text:p>
          </table:table-cell>
          <table:table-cell table:style-name="ce1" office:value-type="float" office:value="1775.12">
            <text:p>1775,1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" office:value-type="string">
            <text:p>Епанешникова Марина Геннадьевна</text:p>
          </table:table-cell>
          <table:table-cell table:style-name="ce1" office:value-type="float" office:value="1884.17">
            <text:p>1884,1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" office:value-type="string">
            <text:p>Минеева Любовь Ивановна</text:p>
          </table:table-cell>
          <table:table-cell table:style-name="ce1" office:value-type="float" office:value="2085.05">
            <text:p>2085,0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" office:value-type="string">
            <text:p>Атякшева Галина Викторовна</text:p>
          </table:table-cell>
          <table:table-cell table:style-name="ce1" office:value-type="float" office:value="1722.27">
            <text:p>1722,2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" office:value-type="string">
            <text:p>Щербаков Виктор Александрович</text:p>
          </table:table-cell>
          <table:table-cell table:style-name="ce1" office:value-type="float" office:value="2905.3">
            <text:p>2905,3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" office:value-type="string">
            <text:p>Иванушкин Алексей Петрович</text:p>
          </table:table-cell>
          <table:table-cell table:style-name="ce1" office:value-type="float" office:value="940.55">
            <text:p>940,5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" office:value-type="string">
            <text:p>Кошелев Олег Владимирович</text:p>
          </table:table-cell>
          <table:table-cell table:style-name="ce1" office:value-type="float" office:value="2862.09">
            <text:p>2862,09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" office:value-type="string">
            <text:p>Павлов Михаил Анатольевич</text:p>
          </table:table-cell>
          <table:table-cell table:style-name="ce1" office:value-type="float" office:value="1572.67">
            <text:p>1572,6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" office:value-type="string">
            <text:p>Скачкова Светлана Александровна</text:p>
          </table:table-cell>
          <table:table-cell table:style-name="ce1" office:value-type="float" office:value="2756.12">
            <text:p>2756,1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" office:value-type="string">
            <text:p>Симонова Нина Александровна</text:p>
          </table:table-cell>
          <table:table-cell table:style-name="ce1" office:value-type="float" office:value="1205.12">
            <text:p>1205,1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1" office:value-type="string">
            <text:p>Солдатов Александр Иванович</text:p>
          </table:table-cell>
          <table:table-cell table:style-name="ce1" office:value-type="float" office:value="1510.52">
            <text:p>1510,5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1" office:value-type="string">
            <text:p>Градова Евгения Антоновна</text:p>
          </table:table-cell>
          <table:table-cell table:style-name="ce1" office:value-type="float" office:value="2112.58">
            <text:p>2112,58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1" office:value-type="string">
            <text:p>Агеева Вера Васильевна</text:p>
          </table:table-cell>
          <table:table-cell table:style-name="ce1" office:value-type="float" office:value="960.95">
            <text:p>960,9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1" office:value-type="string">
            <text:p>Шлотгауэр Татьяна Эдуардовна</text:p>
          </table:table-cell>
          <table:table-cell table:style-name="ce1" office:value-type="float" office:value="883.72">
            <text:p>883,7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1" office:value-type="string">
            <text:p>Кручинкин Валерий Алексеевич</text:p>
          </table:table-cell>
          <table:table-cell table:style-name="ce1" office:value-type="float" office:value="798.66">
            <text:p>798,66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1" office:value-type="string">
            <text:p>Минеев Владимир Анатольевич</text:p>
          </table:table-cell>
          <table:table-cell table:style-name="ce1" office:value-type="float" office:value="3033.47">
            <text:p>3033,4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1" office:value-type="string">
            <text:p>Митюшкина Светлана Станиславовна</text:p>
          </table:table-cell>
          <table:table-cell table:style-name="ce1" office:value-type="float" office:value="1602">
            <text:p>160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1" office:value-type="string">
            <text:p>Андреянова Людмила Павловна</text:p>
          </table:table-cell>
          <table:table-cell table:style-name="ce1" office:value-type="float" office:value="1507.27">
            <text:p>1507,2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1" office:value-type="string">
            <text:p>Федорова Людмила Петровна</text:p>
          </table:table-cell>
          <table:table-cell table:style-name="ce1" office:value-type="float" office:value="1845.24">
            <text:p>1845,24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1" office:value-type="string">
            <text:p>Якимова Татьяна Ивановна</text:p>
          </table:table-cell>
          <table:table-cell table:style-name="ce1" office:value-type="float" office:value="945.41">
            <text:p>945,41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1" office:value-type="string">
            <text:p>Серебрякова Ирина Владимировна</text:p>
          </table:table-cell>
          <table:table-cell table:style-name="ce1" office:value-type="float" office:value="2604.14">
            <text:p>2604,14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1" office:value-type="string">
            <text:p>Николаева Марина Александровна</text:p>
          </table:table-cell>
          <table:table-cell table:style-name="ce1" office:value-type="float" office:value="2419.74">
            <text:p>2419,74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1" office:value-type="string">
            <text:p>Маркушина Надежда Дмитреевна</text:p>
          </table:table-cell>
          <table:table-cell table:style-name="ce1" office:value-type="float" office:value="1634.62">
            <text:p>1634,6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1" office:value-type="string">
            <text:p>Ермакова Антонина Александровна</text:p>
          </table:table-cell>
          <table:table-cell table:style-name="ce1" office:value-type="float" office:value="1246.9">
            <text:p>1246,9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1" office:value-type="string">
            <text:p>Кондратьева Зоя Петровна</text:p>
          </table:table-cell>
          <table:table-cell table:style-name="ce1" office:value-type="float" office:value="2378.13">
            <text:p>2378,13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1" office:value-type="string">
            <text:p>Кирсанов Михаил Борисович</text:p>
          </table:table-cell>
          <table:table-cell table:style-name="ce1" office:value-type="float" office:value="1862.12">
            <text:p>1862,1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1" office:value-type="string">
            <text:p>Землянская Валентина Васильевна</text:p>
          </table:table-cell>
          <table:table-cell table:style-name="ce1" office:value-type="float" office:value="2282.6">
            <text:p>2282,6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1" office:value-type="string">
            <text:p>Якимов Сергей Александрович</text:p>
          </table:table-cell>
          <table:table-cell table:style-name="ce1" office:value-type="float" office:value="2157.02">
            <text:p>2157,0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1" office:value-type="string">
            <text:p>Вельц Татьяна Евгеньевна</text:p>
          </table:table-cell>
          <table:table-cell table:style-name="ce1" office:value-type="float" office:value="2112.58">
            <text:p>2112,58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1" office:value-type="string">
            <text:p>Мордвинцева Людмила Васильевна</text:p>
          </table:table-cell>
          <table:table-cell table:style-name="ce1" office:value-type="float" office:value="931.4">
            <text:p>931,4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1" office:value-type="string">
            <text:p>Фадеева Валентина Александровна</text:p>
          </table:table-cell>
          <table:table-cell table:style-name="ce1" office:value-type="float" office:value="3058.07">
            <text:p>3058,0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" office:value-type="string">
            <text:p>Кутумова Елена Валерьевна</text:p>
          </table:table-cell>
          <table:table-cell table:style-name="ce1" office:value-type="float" office:value="2276.57">
            <text:p>2276,5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1" office:value-type="string">
            <text:p>Чистова Наталья Николаевна</text:p>
          </table:table-cell>
          <table:table-cell table:style-name="ce1" office:value-type="float" office:value="2277.45">
            <text:p>2277,4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1" office:value-type="string">
            <text:p>Рудакова Нина Петровна</text:p>
          </table:table-cell>
          <table:table-cell table:style-name="ce1" office:value-type="float" office:value="997.72">
            <text:p>997,7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1" office:value-type="string">
            <text:p>Козлов Александр Васильевич</text:p>
          </table:table-cell>
          <table:table-cell table:style-name="ce1" office:value-type="float" office:value="816.67">
            <text:p>816,67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43а</text:p>
          </table:table-cell>
          <table:table-cell table:style-name="ce1" office:value-type="string">
            <text:p>Коверзнева Людмила Юрьевна</text:p>
          </table:table-cell>
          <table:table-cell table:style-name="ce1" office:value-type="float" office:value="1401.21">
            <text:p>1401,21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1" office:value-type="string">
            <text:p>Миронова Галина Григорьевна</text:p>
          </table:table-cell>
          <table:table-cell table:style-name="ce1" office:value-type="float" office:value="737.15">
            <text:p>737,1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1" office:value-type="string">
            <text:p>Башканов Александр Сергеевич</text:p>
          </table:table-cell>
          <table:table-cell table:style-name="ce1" office:value-type="float" office:value="1127.72">
            <text:p>1127,7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1" office:value-type="string">
            <text:p>Кашина Любовь Александровна</text:p>
          </table:table-cell>
          <table:table-cell table:style-name="ce1" office:value-type="float" office:value="1052.48">
            <text:p>1052,48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1" office:value-type="string">
            <text:p>Верезубова Нина Васильевна</text:p>
          </table:table-cell>
          <table:table-cell table:style-name="ce1" office:value-type="float" office:value="1133.44">
            <text:p>1133,44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1" office:value-type="string">
            <text:p>Быстрова Людмила Ивановна</text:p>
          </table:table-cell>
          <table:table-cell table:style-name="ce1" office:value-type="float" office:value="1028.05">
            <text:p>1028,0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1" office:value-type="string">
            <text:p>Муратова Людмила Михайловна</text:p>
          </table:table-cell>
          <table:table-cell table:style-name="ce1" office:value-type="float" office:value="1924.88">
            <text:p>1924,88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1" office:value-type="string">
            <text:p>Логинов Николай Петрович</text:p>
          </table:table-cell>
          <table:table-cell table:style-name="ce1" office:value-type="float" office:value="2387.55">
            <text:p>2387,5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1" office:value-type="string">
            <text:p>Нетлигина Лариса Николаевна</text:p>
          </table:table-cell>
          <table:table-cell table:style-name="ce1" office:value-type="float" office:value="1028.05">
            <text:p>1028,0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1" office:value-type="string">
            <text:p>Саврина Валентина Семеновна</text:p>
          </table:table-cell>
          <table:table-cell table:style-name="ce1" office:value-type="float" office:value="1817.99">
            <text:p>1817,99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1" office:value-type="string">
            <text:p>Рослик Александровна Афанасьевна</text:p>
          </table:table-cell>
          <table:table-cell table:style-name="ce1" office:value-type="float" office:value="967.05">
            <text:p>967,05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1" office:value-type="string">
            <text:p>Козлов Анатолий Дмитриевич</text:p>
          </table:table-cell>
          <table:table-cell table:style-name="ce1" office:value-type="float" office:value="1646.99">
            <text:p>1646,99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1" office:value-type="string">
            <text:p>Нестерова Инна Александровна</text:p>
          </table:table-cell>
          <table:table-cell table:style-name="ce1" office:value-type="float" office:value="2134.1">
            <text:p>2134,1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1" office:value-type="string">
            <text:p>Жадаева Екатерина Владимировна</text:p>
          </table:table-cell>
          <table:table-cell table:style-name="ce1" office:value-type="float" office:value="4379.92">
            <text:p>4379,92</text:p>
          </table:table-cell>
          <table:table-cell table:style-name="ce1" table:number-columns-repeated="2"/>
          <table:table-cell table:number-columns-repeated="251"/>
        </table:table-row>
        <table:table-row table:style-name="ro1">
          <table:table-cell table:style-name="ce2" office:value-type="string">
            <text:p>57-58</text:p>
          </table:table-cell>
          <table:table-cell table:style-name="ce1" office:value-type="string">
            <text:p>Петросян Вардан Петрович</text:p>
          </table:table-cell>
          <table:table-cell table:style-name="ce1" office:value-type="float" office:value="4920.52">
            <text:p>4920,52</text:p>
          </table:table-cell>
          <table:table-cell table:style-name="ce1" table:number-columns-repeated="2"/>
          <table:table-cell table:number-columns-repeated="251"/>
        </table:table-row>
        <table:table-row table:style-name="ro2">
          <table:table-cell table:style-name="ce3"/>
          <table:table-cell/>
          <table:table-cell table:formula="oooc:=SUM([.C2:.C59])" office:value-type="float" office:value="101384">
            <text:p>101384</text:p>
          </table:table-cell>
          <table:table-cell table:number-columns-repeated="253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26.09.2013</text:date>, <text:time>11:05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1 1</dc:creator>
    <dc:date>2013-09-26T11:05:11</dc:date>
    <meta:editing-cycles>3</meta:editing-cycles>
    <meta:editing-duration>PT12M29S</meta:editing-duration>
    <meta:user-defined meta:name="Info 1"/>
    <meta:user-defined meta:name="Info 2"/>
    <meta:user-defined meta:name="Info 3"/>
    <meta:user-defined meta:name="Info 4"/>
    <meta:document-statistic meta:table-count="1" meta:cell-count="178"/>
  </office:meta>
</office:document-meta>
</file>